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27cm" svg:x="8.62cm" svg:y="1.635cm">
          <text:p text:style-name="P1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54cm" svg:height="1.27cm" svg:x="2.27cm" svg:y="4.175cm">
          <text:p text:style-name="P1"><text:span text:style-name="T1">Ajout/suppression</text:span></text:p>
          <text:p text:style-name="P1"><text:span text:style-name="T1">d'un program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54cm" svg:height="1.27cm" svg:x="6.08cm" svg:y="4.175cm">
          <text:p text:style-name="P1"><text:span text:style-name="T1">Modification</text:span></text:p>
          <text:p text:style-name="P1"><text:span text:style-name="T1">criticité d'ale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4cm" svg:height="1.27cm" svg:x="11.16cm" svg:y="4.175cm">
          <text:p text:style-name="P1"><text:span text:style-name="T1">Modification</text:span></text:p>
          <text:p text:style-name="P1"><text:span text:style-name="T1">moyen d'aler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.54cm" svg:height="1.27cm" svg:x="14.97cm" svg:y="4.175cm">
          <text:p text:style-name="P1"><text:span text:style-name="T1">Modification du</text:span></text:p>
          <text:p text:style-name="P1"><text:span text:style-name="T1">niveau de détai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89cm" svg:y1="2.905cm" svg:x2="3.54cm" svg:y2="4.175cm" draw:start-shape="id1" draw:start-glue-point="2" draw:end-shape="id2" draw:end-glue-point="0" svg:d="M9890 2905v635h-6350v635" svg:viewBox="0 0 6351 1271">
          <text:p/>
        </draw:connector>
        <draw:connector draw:style-name="gr2" draw:text-style-name="P1" draw:layer="layout" svg:x1="7.35cm" svg:y1="4.175cm" svg:x2="9.89cm" svg:y2="2.905cm" draw:start-shape="id3" draw:start-glue-point="0" draw:end-shape="id1" draw:end-glue-point="2" svg:d="M7350 4175v-635h2540v-635" svg:viewBox="0 0 2541 1271">
          <text:p/>
        </draw:connector>
        <draw:connector draw:style-name="gr2" draw:text-style-name="P1" draw:layer="layout" svg:x1="12.43cm" svg:y1="4.175cm" svg:x2="9.89cm" svg:y2="2.905cm" draw:start-shape="id4" draw:start-glue-point="0" draw:end-shape="id1" draw:end-glue-point="2" svg:d="M12430 4175v-635h-2540v-635" svg:viewBox="0 0 2541 1271">
          <text:p/>
        </draw:connector>
        <draw:connector draw:style-name="gr2" draw:text-style-name="P1" draw:layer="layout" svg:x1="16.24cm" svg:y1="4.175cm" svg:x2="9.89cm" svg:y2="2.905cm" draw:start-shape="id5" draw:end-shape="id1" draw:end-glue-point="2" svg:d="M16240 4175v-635h-6350v-635" svg:viewBox="0 0 635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51:06.021078982</meta:creation-date>
    <dc:date>2015-05-24T16:53:17.366308133</dc:date>
    <meta:editing-duration>PT2M11S</meta:editing-duration>
    <meta:editing-cycles>1</meta:editing-cycles>
    <meta:document-statistic meta:object-count="9"/>
    <meta:generator>LibreOffice/4.3.7.2$Linux_X86_64 LibreOffice_project/430m0$Build-2</meta:generator>
  </office:meta>
</office:document-meta>
</file>